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Standard">
      <style:paragraph-properties fo:padding="0cm" fo:border="none"/>
    </style:style>
    <style:style style:name="P3" style:family="paragraph" style:parent-style-name="Authors">
      <style:paragraph-properties fo:padding="0cm" fo:border="none"/>
    </style:style>
    <style:style style:name="P4" style:family="paragraph" style:parent-style-name="footnote_20_text" style:master-page-name="Converted2">
      <style:paragraph-properties fo:margin-left="0cm" fo:margin-right="0cm" fo:text-indent="0cm" style:auto-text-indent="false" style:page-number="auto"/>
    </style:style>
    <style:style style:name="P5" style:family="paragraph" style:parent-style-name="Text" style:master-page-name="Standard">
      <style:paragraph-properties fo:margin-left="0cm" fo:margin-right="0cm" fo:text-indent="0cm" style:auto-text-indent="false" style:page-number="auto"/>
    </style:style>
    <style:style style:name="P6" style:family="paragraph" style:parent-style-name="Text">
      <style:paragraph-properties fo:margin-left="0cm" fo:margin-right="0cm" fo:text-indent="0cm" style:auto-text-indent="false">
        <style:drop-cap style:lines="3"/>
      </style:paragraph-properties>
      <style:text-properties officeooo:rsid="00099d02" officeooo:paragraph-rsid="000ae7ff"/>
    </style:style>
    <style:style style:name="P7" style:family="paragraph" style:parent-style-name="Text">
      <style:paragraph-properties fo:margin-left="0cm" fo:margin-right="0cm" fo:text-indent="0cm" style:auto-text-indent="false"/>
      <style:text-properties officeooo:rsid="000ae7ff" officeooo:paragraph-rsid="001e201d"/>
    </style:style>
    <style:style style:name="P8" style:family="paragraph" style:parent-style-name="Text">
      <style:paragraph-properties fo:margin-left="0cm" fo:margin-right="0cm" fo:text-indent="0cm" style:auto-text-indent="false"/>
      <style:text-properties officeooo:rsid="000cafd6" officeooo:paragraph-rsid="000e6260"/>
    </style:style>
    <style:style style:name="P9" style:family="paragraph" style:parent-style-name="Text">
      <style:paragraph-properties fo:margin-left="0cm" fo:margin-right="0cm" fo:text-indent="0cm" style:auto-text-indent="false"/>
      <style:text-properties fo:font-size="10pt" officeooo:rsid="001e201d" officeooo:paragraph-rsid="001e201d" style:font-size-asian="8.75pt" style:font-size-complex="10pt"/>
    </style:style>
    <style:style style:name="P10" style:family="paragraph" style:parent-style-name="Text">
      <style:paragraph-properties fo:margin-left="0cm" fo:margin-right="0cm" fo:text-indent="0cm" style:auto-text-indent="false"/>
      <style:text-properties fo:font-size="10pt" officeooo:rsid="0023b406" officeooo:paragraph-rsid="001e201d" style:font-size-asian="8.75pt" style:font-size-complex="10pt"/>
    </style:style>
    <style:style style:name="P11" style:family="paragraph" style:parent-style-name="Text">
      <style:paragraph-properties fo:margin-left="0cm" fo:margin-right="0cm" fo:text-indent="0cm" style:auto-text-indent="false"/>
      <style:text-properties fo:font-size="10pt" officeooo:rsid="00329289" officeooo:paragraph-rsid="00329289" style:font-size-asian="8.75pt" style:font-size-complex="10pt"/>
    </style:style>
    <style:style style:name="P12" style:family="paragraph" style:parent-style-name="Text">
      <style:paragraph-properties fo:margin-left="0cm" fo:margin-right="0cm" fo:text-indent="0cm" style:auto-text-indent="false"/>
      <style:text-properties officeooo:paragraph-rsid="001e201d"/>
    </style:style>
    <style:style style:name="P13" style:family="paragraph" style:parent-style-name="Heading_20_1" style:list-style-name="WWNum1"/>
    <style:style style:name="P14" style:family="paragraph" style:parent-style-name="Heading_20_1" style:list-style-name="WWNum1">
      <style:text-properties officeooo:paragraph-rsid="00329289"/>
    </style:style>
    <style:style style:name="P15" style:family="paragraph" style:parent-style-name="Heading_20_1" style:list-style-name="WWNum1">
      <style:paragraph-properties fo:margin-left="0cm" fo:margin-right="0cm" fo:text-indent="0cm" style:auto-text-indent="false"/>
      <style:text-properties officeooo:paragraph-rsid="00329289"/>
    </style:style>
    <style:style style:name="P16" style:family="paragraph" style:parent-style-name="Heading_20_2">
      <style:paragraph-properties fo:margin-left="0cm" fo:margin-right="0cm" fo:text-indent="0cm" style:auto-text-indent="false"/>
      <style:text-properties fo:font-weight="bold" officeooo:rsid="001ea74b" officeooo:paragraph-rsid="001ea74b" style:font-weight-asian="bold" style:font-weight-complex="bold"/>
    </style:style>
    <style:style style:name="P17" style:family="paragraph" style:parent-style-name="Heading_20_2">
      <style:paragraph-properties fo:margin-left="0cm" fo:margin-right="0cm" fo:text-align="justify" style:justify-single-word="false" fo:text-indent="0cm" style:auto-text-indent="false"/>
      <style:text-properties fo:font-weight="bold" officeooo:rsid="00312bd6" officeooo:paragraph-rsid="00312bd6" style:font-weight-asian="bold" style:font-weight-complex="bold"/>
    </style:style>
    <style:style style:name="P18" style:family="paragraph" style:parent-style-name="Heading_20_2">
      <style:paragraph-properties fo:margin-left="0cm" fo:margin-right="0cm" fo:text-align="justify" style:justify-single-word="false" fo:text-indent="0cm" style:auto-text-indent="false"/>
      <style:text-properties fo:font-weight="bold" officeooo:rsid="0034c0c0" officeooo:paragraph-rsid="0034c0c0" style:font-weight-asian="bold" style:font-weight-complex="bold"/>
    </style:style>
    <style:style style:name="P19" style:family="paragraph" style:parent-style-name="Authors">
      <style:paragraph-properties fo:padding="0cm" fo:border="none"/>
    </style:style>
    <style:style style:name="P20" style:family="paragraph" style:parent-style-name="Title">
      <style:paragraph-properties fo:padding="0cm" fo:border="none"/>
      <style:text-properties fo:font-size="23pt" officeooo:rsid="0010e3f8" officeooo:paragraph-rsid="0010e3f8" style:font-size-asian="23pt" style:font-size-complex="23pt"/>
    </style:style>
    <style:style style:name="P21" style:family="paragraph" style:parent-style-name="Standard">
      <style:paragraph-properties fo:margin-left="0cm" fo:margin-right="0cm" fo:text-align="justify" style:justify-single-word="false" fo:text-indent="0cm" style:auto-text-indent="false"/>
      <style:text-properties officeooo:rsid="001ea74b" officeooo:paragraph-rsid="001ea74b"/>
    </style:style>
    <style:style style:name="P22" style:family="paragraph" style:parent-style-name="Standard">
      <style:paragraph-properties fo:margin-left="0cm" fo:margin-right="0cm" fo:text-indent="0cm" style:auto-text-indent="false"/>
      <style:text-properties officeooo:rsid="002085d2" officeooo:paragraph-rsid="002085d2"/>
    </style:style>
    <style:style style:name="P23" style:family="paragraph" style:parent-style-name="Standard">
      <style:paragraph-properties fo:margin-left="0cm" fo:margin-right="0cm" fo:text-align="justify" style:justify-single-word="false" fo:text-indent="0cm" style:auto-text-indent="false"/>
      <style:text-properties officeooo:rsid="002085d2" officeooo:paragraph-rsid="002085d2"/>
    </style:style>
    <style:style style:name="P24" style:family="paragraph" style:parent-style-name="Standard">
      <style:paragraph-properties fo:margin-left="0cm" fo:margin-right="0cm" fo:text-align="justify" style:justify-single-word="false" fo:text-indent="0cm" style:auto-text-indent="false"/>
      <style:text-properties officeooo:rsid="0023b406" officeooo:paragraph-rsid="002085d2"/>
    </style:style>
    <style:style style:name="P25" style:family="paragraph" style:parent-style-name="Standard">
      <style:paragraph-properties fo:margin-left="0cm" fo:margin-right="0cm" fo:text-align="justify" style:justify-single-word="false" fo:text-indent="0cm" style:auto-text-indent="false"/>
      <style:text-properties officeooo:rsid="0023b406" officeooo:paragraph-rsid="0023b406"/>
    </style:style>
    <style:style style:name="P26" style:family="paragraph" style:parent-style-name="Standard">
      <style:paragraph-properties fo:margin-left="0cm" fo:margin-right="0cm" fo:text-align="justify" style:justify-single-word="false" fo:text-indent="0cm" style:auto-text-indent="false"/>
      <style:text-properties officeooo:paragraph-rsid="00334c55"/>
    </style:style>
    <style:style style:name="P27" style:family="paragraph" style:parent-style-name="Standard">
      <style:paragraph-properties fo:margin-left="0cm" fo:margin-right="0cm" fo:text-align="justify" style:justify-single-word="false" fo:text-indent="0cm" style:auto-text-indent="false"/>
      <style:text-properties officeooo:rsid="002cdca0" officeooo:paragraph-rsid="002cdca0"/>
    </style:style>
    <style:style style:name="P28" style:family="paragraph" style:parent-style-name="Standard">
      <style:paragraph-properties fo:margin-left="0cm" fo:margin-right="0cm" fo:text-align="justify" style:justify-single-word="false" fo:text-indent="0cm" style:auto-text-indent="false"/>
      <style:text-properties fo:font-weight="normal" officeooo:rsid="00312bd6" officeooo:paragraph-rsid="00312bd6" style:font-weight-asian="normal"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weight="normal" officeooo:rsid="00329289" officeooo:paragraph-rsid="00329289" style:font-weight-asian="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font-weight="normal" officeooo:rsid="00334c55" officeooo:paragraph-rsid="00334c55" style:font-weight-asian="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font-weight="normal" officeooo:paragraph-rsid="0034c0c0" style:font-weight-asian="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e6260" style:font-style-asian="italic" style:font-style-complex="italic"/>
    </style:style>
    <style:style style:name="T4" style:family="text">
      <style:text-properties fo:font-weight="normal" style:font-weight-asian="normal" style:font-size-complex="10pt" style:font-weight-complex="normal"/>
    </style:style>
    <style:style style:name="T5" style:family="text">
      <style:text-properties fo:font-size="8pt" style:font-size-asian="8pt" style:font-size-complex="8pt"/>
    </style:style>
    <style:style style:name="T6" style:family="text">
      <style:text-properties fo:font-style="normal" style:font-style-asian="normal" style:font-style-complex="normal"/>
    </style:style>
    <style:style style:name="T7" style:family="text">
      <style:text-properties fo:font-style="normal" officeooo:rsid="000e6260" style:font-style-asian="normal" style:font-style-complex="normal"/>
    </style:style>
    <style:style style:name="T8" style:family="text">
      <style:text-properties fo:font-style="normal" officeooo:rsid="000f12cc" style:font-style-asian="normal" style:font-style-complex="normal"/>
    </style:style>
    <style:style style:name="T9" style:family="text">
      <style:text-properties fo:font-style="normal" officeooo:rsid="0010e3f8" style:font-style-asian="normal" style:font-style-complex="normal"/>
    </style:style>
    <style:style style:name="T10" style:family="text">
      <style:text-properties fo:font-style="normal" style:font-size-asian="10pt" style:font-style-asian="normal" style:font-style-complex="normal"/>
    </style:style>
    <style:style style:name="T11" style:family="text">
      <style:text-properties fo:font-size="10pt" officeooo:rsid="00329289" style:font-size-asian="10pt" style:font-size-complex="10pt"/>
    </style:style>
    <style:style style:name="T12" style:family="text">
      <style:text-properties fo:font-size="10pt" fo:font-style="normal" style:font-size-asian="8.75pt" style:font-style-asian="normal" style:font-size-complex="10pt" style:font-style-complex="normal"/>
    </style:style>
    <style:style style:name="T13" style:family="text">
      <style:text-properties fo:font-size="10pt" fo:font-style="normal" officeooo:rsid="001e201d" style:font-size-asian="8.75pt" style:font-style-asian="normal" style:font-size-complex="10pt" style:font-style-complex="normal"/>
    </style:style>
    <style:style style:name="T14" style:family="text">
      <style:text-properties fo:font-size="10pt" fo:font-style="normal" officeooo:rsid="002085d2" style:font-size-asian="8.75pt" style:font-style-asian="normal" style:font-size-complex="10pt" style:font-style-complex="normal"/>
    </style:style>
    <style:style style:name="T15" style:family="text">
      <style:text-properties fo:font-size="10pt" fo:font-style="normal" officeooo:rsid="00220be6" style:font-size-asian="8.75pt" style:font-style-asian="normal" style:font-size-complex="10pt" style:font-style-complex="normal"/>
    </style:style>
    <style:style style:name="T16" style:family="text">
      <style:text-properties fo:font-size="10pt" fo:font-style="normal" officeooo:rsid="0023bdf8" style:font-size-asian="8.75pt" style:font-style-asian="normal" style:font-size-complex="10pt" style:font-style-complex="normal"/>
    </style:style>
    <style:style style:name="T17" style:family="text">
      <style:text-properties fo:font-size="10pt" fo:font-style="normal" officeooo:rsid="0024d025" style:font-size-asian="8.75pt" style:font-style-asian="normal" style:font-size-complex="10pt" style:font-style-complex="normal"/>
    </style:style>
    <style:style style:name="T18" style:family="text">
      <style:text-properties fo:font-size="10pt" fo:font-style="normal" officeooo:rsid="0024deb0" style:font-size-asian="8.75pt" style:font-style-asian="normal" style:font-size-complex="10pt" style:font-style-complex="normal"/>
    </style:style>
    <style:style style:name="T19" style:family="text">
      <style:text-properties fo:font-size="10pt" fo:font-style="normal" officeooo:rsid="0026d1ea" style:font-size-asian="8.75pt" style:font-style-asian="normal" style:font-size-complex="10pt" style:font-style-complex="normal"/>
    </style:style>
    <style:style style:name="T20" style:family="text">
      <style:text-properties fo:font-size="10pt" fo:font-style="normal" officeooo:rsid="00286ab6" style:font-size-asian="8.75pt" style:font-style-asian="normal" style:font-size-complex="10pt" style:font-style-complex="normal"/>
    </style:style>
    <style:style style:name="T21" style:family="text">
      <style:text-properties fo:font-size="10pt" fo:font-style="normal" officeooo:rsid="0029bd76" style:font-size-asian="8.75pt" style:font-style-asian="normal" style:font-size-complex="10pt" style:font-style-complex="normal"/>
    </style:style>
    <style:style style:name="T22" style:family="text">
      <style:text-properties fo:font-size="10pt" fo:font-style="normal" officeooo:rsid="002cdca0" style:font-size-asian="8.75pt" style:font-style-asian="normal" style:font-size-complex="10pt" style:font-style-complex="normal"/>
    </style:style>
    <style:style style:name="T23" style:family="text">
      <style:text-properties fo:font-size="10pt" fo:font-style="normal" officeooo:rsid="00329289" style:font-size-asian="8.75pt" style:font-style-asian="normal" style:font-size-complex="10pt" style:font-style-complex="normal"/>
    </style:style>
    <style:style style:name="T24" style:family="text">
      <style:text-properties fo:font-size="10pt" fo:font-style="normal" officeooo:rsid="00334c55" style:font-size-asian="8.75pt" style:font-style-asian="normal" style:font-size-complex="10pt" style:font-style-complex="normal"/>
    </style:style>
    <style:style style:name="T25" style:family="text">
      <style:text-properties fo:font-size="10pt" fo:font-style="normal" officeooo:rsid="0034c0c0" style:font-size-asian="8.75pt" style:font-style-asian="normal" style:font-size-complex="10pt" style:font-style-complex="normal"/>
    </style:style>
    <style:style style:name="T26" style:family="text">
      <style:text-properties fo:font-size="10pt" fo:font-style="normal" officeooo:rsid="00353105" style:font-size-asian="8.75pt" style:font-style-asian="normal" style:font-size-complex="10pt" style:font-style-complex="normal"/>
    </style:style>
    <style:style style:name="T27" style:family="text">
      <style:text-properties fo:font-size="10pt" fo:font-style="normal" fo:font-weight="normal" officeooo:rsid="00334c55" style:font-size-asian="8.75pt" style:font-style-asian="normal" style:font-weight-asian="normal" style:font-size-complex="10pt" style:font-style-complex="normal" style:font-weight-complex="normal"/>
    </style:style>
    <style:style style:name="T28" style:family="text">
      <style:text-properties fo:font-size="10pt" fo:font-style="italic" style:font-size-asian="8.75pt" style:font-style-asian="italic" style:font-size-complex="10pt" style:font-style-complex="italic"/>
    </style:style>
    <style:style style:name="T29" style:family="text">
      <style:text-properties fo:font-size="10pt" fo:font-style="italic" officeooo:rsid="002085d2" style:font-size-asian="8.75pt" style:font-style-asian="italic" style:font-size-complex="10pt" style:font-style-complex="italic"/>
    </style:style>
    <style:style style:name="T30" style:family="text">
      <style:text-properties officeooo:rsid="000e6260"/>
    </style:style>
    <style:style style:name="T31" style:family="text">
      <style:text-properties officeooo:rsid="001e201d"/>
    </style:style>
    <style:style style:name="T32" style:family="text">
      <style:text-properties officeooo:rsid="0032928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none"/>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draw:frame draw:style-name="fr2" draw:name="Frame1" text:anchor-type="paragraph" svg:x="0.026cm" svg:y="0.143cm" draw:z-index="3"><draw:text-box fo:min-height="2.39cm" fo:min-width="18.237cm"><text:p text:style-name="P20">Agorun – The Social Application For Sports Activities</text:p><text:p text:style-name="P3"/><text:p text:style-name="P3">First A. Author, <text:span text:style-name="T1">Fellow, IEEE</text:span>, Second B. Author, and Third C. Au<text:bookmark text:name="_GoBack1"/>thor, Jr., <text:span text:style-name="MemberType">Member, IEEE</text:span></text:p></draw:text-box></draw:frame><text:note text:id="ftn0" text:note-class="footnote"><text:note-citation text:label=""></text:note-citation><text:note-body><text:p text:style-name="P4"/></text:note-body></text:note></text:p>
        <text:p text:style-name="Abstract"><text:span text:style-name="T2">Abstract</text:span>—These instructions give you guidelines for preparing papers for IEEE Transactions and Journals<text:span text:style-name="T2">.</text:span> Use this document as a template if you are using Microsoft <text:span text:style-name="T2">Word</text:span> 6.0 or later. Otherwise, use this document as an instruction set. The electronic file of your paper will be formatted further at IEEE. Paper titles should be written in uppercase and lowercase letters, not all uppercase. Avoid writing long formulas with subscripts in the title; short formulas that identify the elements are fine (e.g., "Nd–Fe–B"). Do not write “(Invited)” in the title. Full names of authors are preferred in the author field, but are not required. Put a space between authors’ initials. Define all symbols used in the abstract. Do not cite references in the abstract. Do not delete the blank line immediately above the abstract; it sets the footnote at the bottom of this column. </text:p>
        <text:p text:style-name="Standard"/>
        <text:p text:style-name="IndexTerms"><text:span text:style-name="T2">Index Terms</text:span>—Enter key words or phrases in alphabetical order, separated by commas. For a list of suggested keywords, send a blank e-mail to <text:a xlink:type="simple" xlink:href="mailto:keywords@ieee.org" text:style-name="Internet_20_link" text:visited-style-name="Visited_20_Internet_20_Link">keywords@ieee.org</text:a> or visit <text:a xlink:type="simple" xlink:href="http://www.ieee.org/organizations/pubs/ani_prod/keywrd98.txt" text:style-name="Internet_20_link" text:visited-style-name="Visited_20_Internet_20_Link"><text:span text:style-name="T4">http://www.ieee.org/organizations/pubs/ani_prod/keywrd98.txt</text:span></text:a></text:p>
        <text:p text:style-name="Standard"><text:bookmark text:name="PointTmp"/></text:p>
        <text:list xml:id="list1453953357" text:style-name="WWNum1">
          <text:list-item>
            <text:h text:style-name="P13" text:outline-level="1">I<text:span text:style-name="T5">NTRODUCTION</text:span></text:h>
          </text:list-item>
        </text:list>
        <text:p text:style-name="P6">The 21th century is doomed by social networks and applications. People love to share their habits, their interests and hobbies, their ideas, and so on. <text:line-break/><text:tab/>Socials, such as Facebook, Twitter, Instagram, have become so famous also because of another characteristic: the possibility to know other people. This is probably one of the core properties that have made it possible for these companies to become dominant and to spread worldwide. <text:line-break/><text:tab/>On the other hand, these socials are totally generic: indeed, their true aim is not to provide people the possibility to get in contact with others who share the same interests or objectives (in sports, studies, etc.). </text:p>
        <text:p text:style-name="P7"><text:tab/>In this sports scenario, new applications have been developed to fulfill this ‘weakness’: moreover, many companies have <text:s/>started focusing on creating applications that are able to monitor the athletes’ performances. However, there’s still no application that directly link these two functionalities and objectives in an effective way.</text:p>
        <text:p text:style-name="P8"><text:tab/>Agorun has been created <text:span text:style-name="T30">to accomplish this lack: in fact, it has been thought as the tool for people to get in touch with each other, practicing sports together and to monitor their own performances. </text:span></text:p>
        <text:p text:style-name="P12"><text:span text:style-name="T30"><text:tab/>So far, the sports that have been considered are </text:span><text:span text:style-name="T3">jogging </text:span><text:span text:style-name="T7">and </text:span><text:span text:style-name="T3">cycling</text:span><text:span text:style-name="T7">: the main reason is that these are the most common activities a person can perform outside with other people, consequently Agorun gives them the possibility to get acquaintances (or even more) and sports-mates to train with others who have the same level or experience. </text:span><text:span text:style-name="T9">Further </text:span><text:span text:style-name="T8">details are going to be presented </text:span><text:span text:style-name="T9">more</text:span><text:span text:style-name="T8"> deeply in the next chapters.</text:span></text:p>
        <text:list xml:id="list214560745131840" text:continue-numbering="true" text:style-name="WWNum1">
          <text:list-header>
            <text:h text:style-name="P14" text:outline-level="1"><text:span text:style-name="T31"><text:line-break/>II. </text:span><text:span text:style-name="T11">Google</text:span></text:h>
          </text:list-header>
        </text:list>
        <text:p text:style-name="P11"><text:span text:style-name="T10"><text:tab/>We have decided to base our maps on Google Maps because of several and reasonable considerations. </text:span></text:p>
        <text:p text:style-name="P11"><text:span text:style-name="T10">// SPIEGARE</text:span></text:p>
        <text:list xml:id="list214559341749179" text:continue-numbering="true" text:style-name="WWNum1">
          <text:list-header>
            <text:h text:style-name="P15" text:outline-level="1"><text:span text:style-name="T32">III. MapsActivity</text:span></text:h>
          </text:list-header>
        </text:list>
        <text:p text:style-name="P9"><text:span text:style-name="T7"><text:tab/>T</text:span><text:span text:style-name="T6">his Activity is probably the core of the App. Basically its task is to render the map on the display and to give the user the possibility to interact with the markers drawn on it. In fact, through the interaction with these, the user is able to check the details of an activity created by another user and to join it eventually. </text:span></text:p>
        <text:p text:style-name="P9"><text:span text:style-name="T6"><text:tab/>We are now going to list and discuss all the main objects and elements in this interface.</text:span></text:p>
        <text:h text:style-name="P16" text:outline-level="2"><text:span text:style-name="T13">G</text:span><text:span text:style-name="T12">eolocation</text:span></text:h>
        <text:p text:style-name="P21"><text:span text:style-name="T12"><text:tab/>One of the main concerns in this context is clearly the reliability of the location services that have been used, mostly because Agorun’s core relies on the</text:span><text:span text:style-name="T14">ir </text:span><text:span text:style-name="T12">effectiveness</text:span><text:span text:style-name="T14"> and efficiency. </text:span></text:p>
        <text:p text:style-name="P21"><text:span text:style-name="T14"><text:tab/>Indeed, when the App is launched, a function checks whether or not the Location service on the smartphone is active:</text:span></text:p>
        <text:p text:style-name="P21"><text:span text:style-name="T14">- </text:span><text:span text:style-name="T29">Active:</text:span><text:span text:style-name="T14"> the Location service is active, consequently the App will try to locate the smartphone by using different localization techniques</text:span><text:span text:style-name="T15">;</text:span></text:p>
        <text:p text:style-name="P23"><text:span text:style-name="T12">- </text:span><text:span text:style-name="T28">Disabled:</text:span><text:span text:style-name="T12"> the Location service is disabled, so an error message asking the user to activate it should be displayed. The error message has two buttons: </text:span><text:span text:style-name="T28">Cancel</text:span><text:span text:style-name="T12"> and </text:span><text:span text:style-name="T28">Settings</text:span><text:span text:style-name="T12">. The first one simply closes the alert, while the second one is a direct link to the Location service settings of the device; once the user turns it </text:span><text:span text:style-name="T15">on and goes back to Agorun</text:span><text:span text:style-name="T12">, he will be localized in the map.</text:span></text:p>
        <text:p text:style-name="P24"><text:span text:style-name="T12"/></text:p>
        <text:p text:style-name="P25"><text:span text:style-name="T12"><text:tab/>Going into further details, it</text:span><text:span text:style-name="T18"> is</text:span><text:span text:style-name="T12"> possible to </text:span><text:span text:style-name="T18">explain</text:span><text:span text:style-name="T12"> how the position is gotten. A specific method, </text:span><text:span text:style-name="T28">setlocalizationMethods</text:span><text:span text:style-name="T12">, </text:span><text:span text:style-name="T20">is called after the map is ready and it </text:span><text:span text:style-name="T12">firstly tries to get the last known location based on the Network Provider. If this succeeds, which means that the device already knows a position, the application will ask for a single position update (still by using the Network Provider): </text:span><text:span text:style-name="T16">after that, a verification of the accuracy of the position recorded is done </text:span><text:span text:style-name="T20">until</text:span><text:span text:style-name="T16"> it is high </text:span><text:span text:style-name="T21">enough</text:span><text:span text:style-name="T16">. Moreover, this check is repeated for a certain number of times that may assure </text:span><text:span text:style-name="T17">its </text:span><text:span text:style-name="T16">preciseness </text:span><text:span text:style-name="T19">(this number i</text:span><text:span text:style-name="T22">s</text:span><text:span text:style-name="T19"> totally arbitrary and </text:span><text:span text:style-name="T22">it has been decided</text:span><text:span text:style-name="T19"> after </text:span><text:span text:style-name="T20">some tests). </text:span></text:p>
        <text:p text:style-name="P27"><text:span text:style-name="T20"><text:tab/>H</text:span><text:span text:style-name="T12">owever, if the device hasn’t recorded any position through the Network Provider, the application will ask for a single position update using the GPS Provider and it will record it; like the previous mechanism, the recording is going to be repeated for a certain number of times as well. </text:span></text:p>
        <text:p text:style-name="P25"><text:span text:style-name="T20"/></text:p>
        <text:h text:style-name="P17" text:outline-level="2"><text:soft-page-break/><text:span text:style-name="T20">A</text:span><text:span text:style-name="T12">ddress Search</text:span></text:h>
        <text:p text:style-name="P28"><text:span text:style-name="T12"><text:tab/>Considering that Agorun is a map-based application, the user must have the possibility to search an address just like in Google Maps. </text:span></text:p>
        <text:p text:style-name="P28"><text:span text:style-name="T12"><text:tab/>This means that there should be a </text:span><text:span text:style-name="T23">dedicated search bar, which has been located at the top of the display.:</text:span></text:p>
        <text:p text:style-name="P28"><text:span text:style-name="T23"/></text:p>
        <text:p text:style-name="P29"><text:span text:style-name="T12">//////// METTERE UNO SCREEN //////// </text:span></text:p>
        <text:p text:style-name="P29"><text:span text:style-name="T12"/></text:p>
        <text:p text:style-name="P26"><text:span text:style-name="T27"><text:tab/>Just by clicking on it, the user will be able to write the address he wants to look for and Google will present him the <text:s/>results. These will be shown in an overlaid mode, and not in a full screen view. Furthermore, after choosing the address from the results list, the camera will be centered on it.</text:span></text:p>
        <text:p text:style-name="P26"><text:span text:style-name="T27"/></text:p>
        <text:h text:style-name="P18" text:outline-level="2"><text:span text:style-name="T24">M</text:span><text:span text:style-name="T12">enu</text:span></text:h>
        <text:p text:style-name="P31"><text:span text:style-name="T25">// PARTE DI GIULIO </text:span></text:p>
        <text:p text:style-name="P31"><text:span text:style-name="T25"/></text:p>
        <text:h text:style-name="P18" text:outline-level="2"><text:span text:style-name="T12">Creation of an activity</text:span></text:h>
        <text:p text:style-name="P31"><text:span text:style-name="T25"><text:tab/>As we said before, the application’s aim is to provide the possibility to create and join sports groups with other runners/cyclists and to monitor the track while recording the performances.</text:span><text:span text:style-name="T26"> </text:span></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oft-page-break/><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29"><text:span text:style-name="T12"/></text:p>
        <text:p text:style-name="P29"><text:span text:style-name="T12"><text:s/></text:span></text:p>
        <text:p text:style-name="P25"><text:span text:style-name="T20"/></text:p>
        <text:p text:style-name="P22"><text:span text:style-name="T12"/></text:p>
        <text:p text:style-name="P22"><text:span text:style-name="T12"/></text:p>
        <text:p text:style-name="P9"><text:span text:style-name="T6"/></text:p>
        <text:p text:style-name="P10"><text:span text:style-name="T6"/></text:p>
        <text:p text:style-name="P9"><text:span text:style-name="T6"/></text:p>
        <text:p text:style-name="P9"><text:span text:style-name="T6"/></text:p>
        <text:p text:style-name="P9"><text:span text:style-name="T6"/></text:p>
        <text:p text:style-name="P9"><text:span text:style-name="T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FreeSans1" svg:font-family="FreeSans" style:font-family-generic="swiss"/>
    <style:font-face style:name="Arial"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ormata-Regular1" svg:font-family="Formata-Regular" style:font-family-generic="system" style:font-pitch="variable"/>
    <style:font-face style:name="FreeSans" svg:font-family="FreeSans"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parent-style-name="Default_20_Paragraph_20_Font">
      <style:text-properties fo:font-variant="small-caps" style:letter-kerning="true"/>
    </style:style>
    <style:style style:name="Reference_20_Head_20_Char" style:display-name="Reference Head Char" style:family="text" style:parent-style-name="Heading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text-properties fo:font-size="10pt" fo:font-weight="bold" style:font-weight-asian="normal"/>
    </style:style>
    <style:style style:name="ListLabel_20_2" style:display-name="ListLabel 2" style:family="text">
      <style:text-properties fo:font-size="10pt" fo:font-style="italic" style:font-style-asian="italic"/>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style="italic" style:font-style-asian="italic"/>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635cm" fo:text-indent="-0.762cm" fo:margin-left="1.397cm"/>
        </style:list-level-properties>
      </text:outline-level-style>
      <text:outline-level-style text:level="2" text:style-name="ListLabel_20_4" style:num-suffix="." style:num-format="A" style:num-letter-sync="true">
        <style:list-level-properties text:list-level-position-and-space-mode="label-alignment">
          <style:list-level-label-alignment text:label-followed-by="listtab" text:list-tab-stop-position="0.635cm" fo:text-indent="-1.016cm" fo:margin-left="1.651cm"/>
        </style:list-level-properties>
      </text:outline-level-style>
      <text:outline-level-style text:level="3" text:style-name="ListLabel_20_5" style:num-suffix=")" style:num-format="1">
        <style:list-level-properties text:list-level-position-and-space-mode="label-alignment">
          <style:list-level-label-alignment text:label-followed-by="listtab" text:list-tab-stop-position="0.635cm" fo:text-indent="-1.27cm" fo:margin-left="1.905cm"/>
        </style:list-level-properties>
      </text:outline-level-style>
      <text:outline-level-style text:level="4" style:num-suffix=")" style:num-format="a" style:num-letter-sync="true">
        <style:list-level-properties text:list-level-position-and-space-mode="label-alignment">
          <style:list-level-label-alignment text:label-followed-by="listtab" text:list-tab-stop-position="0.635cm" fo:text-indent="-1.27cm" fo:margin-left="2.667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0.635cm" fo:text-indent="-1.27cm" fo:margin-left="3.937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0.635cm" fo:text-indent="-1.27cm" fo:margin-left="5.207cm"/>
        </style:list-level-properties>
      </text:outline-level-style>
      <text:outline-level-style text:level="7" style:num-prefix="(" style:num-suffix=")" style:num-format="i">
        <style:list-level-properties text:list-level-position-and-space-mode="label-alignment">
          <style:list-level-label-alignment text:label-followed-by="listtab" text:list-tab-stop-position="0.635cm" fo:text-indent="-1.27cm" fo:margin-left="6.477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0.635cm" fo:text-indent="-1.27cm" fo:margin-left="7.747cm"/>
        </style:list-level-properties>
      </text:outline-level-style>
      <text:outline-level-style text:level="9" style:num-prefix="(" style:num-suffix=")" style:num-format="i">
        <style:list-level-properties text:list-level-position-and-space-mode="label-alignment">
          <style:list-level-label-alignment text:label-followed-by="listtab" text:list-tab-stop-position="0.635cm" fo:text-indent="-1.27cm" fo:margin-left="9.017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9"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10"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padding="0cm" fo:border="none"/>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Frame4" text:anchor-type="paragraph" svg:y="0.002cm" draw:z-index="2"><draw:text-box fo:min-height="0.041cm" fo:min-width="0.041cm"><text:p text:style-name="MP2"><text:page-number text:select-page="current">3</text:page-number></text:p></draw:text-box></draw:frame></text:p>
        <text:p text:style-name="MP1"/>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meta:initial-creator>
    <meta:editing-cycles>26</meta:editing-cycles>
    <meta:print-date>2012-08-02T18:53:00</meta:print-date>
    <meta:creation-date>2012-11-21T16:14:00</meta:creation-date>
    <dc:date>2017-07-06T21:45:58.877987000</dc:date>
    <meta:editing-duration>PT13H53M31S</meta:editing-duration>
    <meta:generator>LibreOffice/5.3.4.2$MacOSX_X86_64 LibreOffice_project/f82d347ccc0be322489bf7da61d7e4ad13fe2ff3</meta:generator>
    <meta:document-statistic meta:table-count="0" meta:image-count="0" meta:object-count="0" meta:page-count="3" meta:paragraph-count="34" meta:word-count="1010" meta:character-count="6067" meta:non-whitespace-character-count="5064"/>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